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Preamble</text:span></text:h>
      <text:p text:style-name="Text_20_body">We, the peoples of Earth—united in our shared humanity, affirming the dignity and equality of every person, honoring cultural diversity, and committed to justice, sustainability, peace, and environmental stewardship—do hereby enact this Constitution for global governance, to secure the rights and responsibilities of all and to govern in common trust for present and future generations.</text:p>
      <text:p text:style-name="Horizontal_20_Line"/>
      <text:h text:style-name="Heading_20_2" text:outline-level="2"><text:span text:style-name="Strong_20_Emphasis">Article I – Fundamental Rights and Freedoms</text:span></text:h>
      <text:list xml:id="list1178811422" text:style-name="L1">
        <text:list-item>
          <text:p text:style-name="P1">Every human is born free and equal in dignity and rights.</text:p>
        </text:list-item>
        <text:list-item>
          <text:p text:style-name="P1">Each person has the right to life, liberty, security, expression, movement, belief, education, health, and a safe environment.</text:p>
        </text:list-item>
        <text:list-item>
          <text:p text:style-name="P1">No one shall be subjected to torture, slavery, discrimination, or discrimination based on race, nationality, gender, religion, language, social or economic status.</text:p>
        </text:list-item>
        <text:list-item>
          <text:p text:style-name="P1">Collective rights: indigenous communities and cultural groups shall have the right to preserve heritage, language, and traditions.</text:p>
        </text:list-item>
        <text:list-item>
          <text:p text:style-name="P1">Environmental rights: a clean, healthy, and ecologically balanced environment is guaranteed, and future generations have a right to planetary integrity.</text:p>
        </text:list-item>
      </text:list>
      <text:p text:style-name="Horizontal_20_Line"/>
      <text:h text:style-name="Heading_20_2" text:outline-level="2"><text:span text:style-name="Strong_20_Emphasis">Article II – Principles of Governance</text:span></text:h>
      <text:list xml:id="list2379091627" text:style-name="L2">
        <text:list-item>
          <text:p text:style-name="P2">Governance shall follow democratic participation, subsidiarity (decisions made as close to affected individuals as possible), transparency, accountability, rule of law, and equality under the law.</text:p>
        </text:list-item>
        <text:list-item>
          <text:p text:style-name="P2">The Earth Compact Constitution is the supreme legal authority; existing and national laws are subordinate where they conflict with this Constitution.</text:p>
        </text:list-item>
        <text:list-item>
          <text:p text:style-name="P2">All persons, governments, institutions, and corporations are bound by it.</text:p>
        </text:list-item>
      </text:list>
      <text:p text:style-name="Horizontal_20_Line"/>
      <text:h text:style-name="Heading_20_2" text:outline-level="2"><text:span text:style-name="Strong_20_Emphasis">Article III – Structure of Government</text:span></text:h>
      <text:h text:style-name="Heading_20_3" text:outline-level="3"><text:span text:style-name="Strong_20_Emphasis">Section 1. The Global Assembly</text:span></text:h>
      <text:p text:style-name="Text_20_body">A body of representatives elected proportionally by global population, including seats reserved for Indigenous Peoples and historically marginalized communities. The Assembly enacts global statutes, approves global budgets, and ratifies treaties.</text:p>
      <text:h text:style-name="Heading_20_3" text:outline-level="3"><text:soft-page-break/><text:span text:style-name="Strong_20_Emphasis">Section 2. The Global Council</text:span></text:h>
      <text:p text:style-name="Text_20_body">An executive council composed of representatives from major regions and continental federations. It enforces Assembly decisions, coordinates global policy, and manages emergencies and global projects.</text:p>
      <text:h text:style-name="Heading_20_3" text:outline-level="3"><text:span text:style-name="Strong_20_Emphasis">Section 3. The World Court</text:span></text:h>
      <text:p text:style-name="Text_20_body">An independent judiciary vested with power to adjudicate violations of this Constitution, inter-state disputes, and crimes against humanity and ecocide.</text:p>
      <text:h text:style-name="Heading_20_3" text:outline-level="3"><text:span text:style-name="Strong_20_Emphasis">Section 4. Specialized Agencies</text:span></text:h>
      <text:p text:style-name="Text_20_body">Autonomous agencies under constitutional mandate—covering public health, environmental protection, science and innovation, social development, digital governance, and disaster response (akin to a Global Health Constitution proposed overlaying WHO) (<text:a xlink:type="simple" xlink:href="https://www.reddit.com/r/PoliticalScience/comments/12x4wz6?utm_source=chatgpt.com" text:style-name="Internet_20_link" text:visited-style-name="Visited_20_Internet_20_Link">Reddit</text:a>, <text:a xlink:type="simple" xlink:href="https://www.reddit.com/r/ChatGPT/comments/1h3xxx4?utm_source=chatgpt.com" text:style-name="Internet_20_link" text:visited-style-name="Visited_20_Internet_20_Link">Reddit</text:a>).</text:p>
      <text:p text:style-name="Horizontal_20_Line"/>
      <text:h text:style-name="Heading_20_2" text:outline-level="2"><text:span text:style-name="Strong_20_Emphasis">Article IV – Global Economic &amp; Resource Governance</text:span></text:h>
      <text:list xml:id="list1309391987" text:style-name="L3">
        <text:list-item>
          <text:p text:style-name="P3">A global taxation system funds Planetary Resource Dividend—basic universal social services and income funded via global resource fees (carbon, data, commons usage).</text:p>
        </text:list-item>
        <text:list-item>
          <text:p text:style-name="P3">Wealth redistribution mechanisms ensure equity and reduce extreme inequality.</text:p>
        </text:list-item>
        <text:list-item>
          <text:p text:style-name="P3">Natural resources of global significance (atmosphere, deep seabed, biodiversity hotspots) are treated as shared commons and conserved for current and future generations.</text:p>
        </text:list-item>
      </text:list>
      <text:p text:style-name="Horizontal_20_Line"/>
      <text:h text:style-name="Heading_20_2" text:outline-level="2"><text:span text:style-name="Strong_20_Emphasis">Article V – Environmental Duty and Climate Action</text:span></text:h>
      <text:list xml:id="list2429678631" text:style-name="L4">
        <text:list-item>
          <text:p text:style-name="P4">All nations commit to net-zero greenhouse gas emissions by specified targets, conservation of biodiversity, and sustainable resource use.</text:p>
        </text:list-item>
        <text:list-item>
          <text:p text:style-name="P4">Ecocide and large-scale environmental harm are globally prosecutable offenses.</text:p>
        </text:list-item>
        <text:list-item>
          <text:p text:style-name="P4">Global reserve zones are established to protect endangered ecosystems, with enforcement by international environmental agents.</text:p>
        </text:list-item>
      </text:list>
      <text:p text:style-name="Horizontal_20_Line"/>
      <text:h text:style-name="Heading_20_2" text:outline-level="2"><text:span text:style-name="Strong_20_Emphasis">Article VI – Peace, Security &amp; Conflict Resolution</text:span></text:h>
      <text:list xml:id="list3837165732" text:style-name="L5">
        <text:list-item>
          <text:p text:style-name="P5">Nations renounce war where possible; disputes are resolved through arbitration, mediation, and the World Court.</text:p>
        </text:list-item>
        <text:list-item>
          <text:p text:style-name="P5">A global peacekeeping service responds to genocide, war crimes, and crimes against humanity.</text:p>
        </text:list-item>
        <text:list-item>
          <text:p text:style-name="P5">Phased disarmament of weapons of mass destruction is mandatory.</text:p>
        </text:list-item>
      </text:list>
      <text:p text:style-name="Horizontal_20_Line"/>
      <text:h text:style-name="Heading_20_2" text:outline-level="2"><text:soft-page-break/><text:span text:style-name="Strong_20_Emphasis">Article VII – Science, Technology &amp; Innovation</text:span></text:h>
      <text:list xml:id="list3658942014" text:style-name="L6">
        <text:list-item>
          <text:p text:style-name="P6">Scientific research is coordinated globally to address challenges like pandemics, climate crises, and energy transitions.</text:p>
        </text:list-item>
        <text:list-item>
          <text:p text:style-name="P6">Knowledge and innovation are open-access, with equitable benefit-sharing globally.</text:p>
        </text:list-item>
        <text:list-item>
          <text:p text:style-name="P6">Ethical oversight councils review emerging technologies (e.g. AI, biotech).</text:p>
        </text:list-item>
      </text:list>
      <text:p text:style-name="Horizontal_20_Line"/>
      <text:h text:style-name="Heading_20_2" text:outline-level="2"><text:span text:style-name="Strong_20_Emphasis">Article VIII – Education, Culture &amp; Communication</text:span></text:h>
      <text:list xml:id="list2304529341" text:style-name="L7">
        <text:list-item>
          <text:p text:style-name="P7">Universal, inclusive, multilingual education is guaranteed.</text:p>
        </text:list-item>
        <text:list-item>
          <text:p text:style-name="P7">Cultural diversity is celebrated—heritage preserved while promoting intercultural exchange.</text:p>
        </text:list-item>
        <text:list-item>
          <text:p text:style-name="P7">Digital rights, including privacy, freedom of information, and internet access, are protected.</text:p>
        </text:list-item>
      </text:list>
      <text:p text:style-name="Horizontal_20_Line"/>
      <text:h text:style-name="Heading_20_2" text:outline-level="2"><text:span text:style-name="Strong_20_Emphasis">Article IX – Participatory Democracy &amp; Amendment Process</text:span></text:h>
      <text:list xml:id="list1238285977" text:style-name="L8">
        <text:list-item>
          <text:p text:style-name="P8">Amendments may originate from the Global Assembly or via petitions signed by ≥10% of the global population.</text:p>
        </text:list-item>
        <text:list-item>
          <text:p text:style-name="P8">Ratification requires a two-thirds Assembly vote and approval by a global referendum with at least 60% turnout in favor.</text:p>
        </text:list-item>
        <text:list-item>
          <text:p text:style-name="P8">The Constitution is designed as a living, open-source document subject to continuous global deliberation and crowd-sourced reform (<text:a xlink:type="simple" xlink:href="https://www.reddit.com/r/ChatGPT/comments/1h3xxx4?utm_source=chatgpt.com" text:style-name="Internet_20_link" text:visited-style-name="Visited_20_Internet_20_Link">Reddit</text:a>, <text:a xlink:type="simple" xlink:href="https://www.reddit.com/r/PoliticalScience/comments/12x4wz6?utm_source=chatgpt.com" text:style-name="Internet_20_link" text:visited-style-name="Visited_20_Internet_20_Link">Reddit</text:a>).</text:p>
        </text:list-item>
      </text:list>
      <text:p text:style-name="Horizontal_20_Line"/>
      <text:h text:style-name="Heading_20_2" text:outline-level="2"><text:span text:style-name="Strong_20_Emphasis">Article X – Transitional Arrangements &amp; Implementation</text:span></text:h>
      <text:list xml:id="list1415046464" text:style-name="L9">
        <text:list-item>
          <text:p text:style-name="P9">A Transitional Council (composed of international experts, civil society, and elected delegates) supervises phased establishment of institutional bodies.</text:p>
        </text:list-item>
        <text:list-item>
          <text:p text:style-name="P9">Initial phases include reform of existing international bodies (e.g. democratizing UN, forming continental federations, launching citizen assemblies) leading toward full constitutional governance.</text:p>
        </text:list-item>
        <text:list-item>
          <text:p text:style-name="P9">Safeguards: decentralized power, transparency, citizen juries, and audit systems prevent concentration of authority.</text:p>
        </text:list-item>
      </text:list>
      <text:p text:style-name="Horizontal_20_Line"/>
      <text:h text:style-name="Heading_20_3" text:outline-level="3"><text:soft-page-break/>📌 <text:span text:style-name="Strong_20_Emphasis">Notes &amp; Foundations</text:span></text:h>
      <text:list xml:id="list1550808549" text:style-name="L10">
        <text:list-item>
          <text:p text:style-name="P10">This mirrors earlier constitutional attempts like the <text:span text:style-name="Emphasis">Constitution for the Federation of Earth</text:span> (1968–1991) and structures emerging from proposals by global civil society (<text:a xlink:type="simple" xlink:href="https://en.wikipedia.org/wiki/World_Constitutional_Convention?utm_source=chatgpt.com" text:style-name="Internet_20_link" text:visited-style-name="Visited_20_Internet_20_Link">Wikipedia</text:a>).</text:p>
        </text:list-item>
        <text:list-item>
          <text:p text:style-name="P10">It also builds conceptually from the UN Charter, which though treaty‑based shares constitutional functions such as universal scope, fundamental purposes, membership equality, and supremacy over certain domains (<text:a xlink:type="simple" xlink:href="https://www.reddit.com/r/internationallaw/comments/1flmmtm?utm_source=chatgpt.com" text:style-name="Internet_20_link" text:visited-style-name="Visited_20_Internet_20_Link">Reddit</text:a>).</text:p>
        </text:list-item>
        <text:list-item>
          <text:p text:style-name="P10">Embraces modern constitutional models of open‑source drafting and participatory amendment processes (<text:a xlink:type="simple" xlink:href="https://www.reddit.com/r/Geosim/comments/mphhjj?utm_source=chatgpt.com" text:style-name="Internet_20_link" text:visited-style-name="Visited_20_Internet_20_Link">Reddit</text:a>).</text:p>
        </text:list-item>
      </text:list>
      <text:p text:style-name="Horizontal_20_Line"/>
      <text:p text:style-name="Text_20_body">This constitution‑style text provides a structured legal foundation for global governance built on universal rights, democratic structure, environmental duty, equity, and participatory evolution. Let me know if you’d like additions—such as more detail on an ethics council, transitional voting mechanisms, or enforcement claus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31T17:28:00.215693423</meta:creation-date>
    <dc:date>2025-08-01T23:21:00.452680097</dc:date>
    <dc:creator>Peter Glen</dc:creator>
    <meta:editing-duration>PT34M55S</meta:editing-duration>
    <meta:editing-cycles>2</meta:editing-cycles>
    <meta:generator>LibreOffice/7.3.7.2$Linux_X86_64 LibreOffice_project/30$Build-2</meta:generator>
    <meta:document-statistic meta:table-count="0" meta:image-count="0" meta:object-count="0" meta:page-count="4" meta:paragraph-count="54" meta:word-count="836" meta:character-count="6190" meta:non-whitespace-character-count="5437"/>
  </office:meta>
</office:document-meta>
</file>